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ArialMT" svg:font-family="ArialMT"/>
    <style:font-face style:name="Liberation" svg:font-family="Liberation"/>
    <style:font-face style:name="OpenSymbol" svg:font-family="OpenSymbol"/>
    <style:font-face style:name="TimesNewRomanPSMT" svg:font-family="TimesNewRomanPSMT"/>
    <style:font-face style:name="Verdana" svg:font-family="Verdana"/>
    <style:font-face style:name="Arial" svg:font-family="Arial" style:font-family-generic="roman"/>
    <style:font-face style:name="Arial Unicode MS" svg:font-family="'Arial Unicode M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8"/>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6"/>
    <style:style style:name="P6" style:family="paragraph" style:parent-style-name="Standard" style:list-style-name="L7"/>
    <style:style style:name="P7" style:family="paragraph" style:parent-style-name="Standard" style:list-style-name="L11"/>
    <style:style style:name="P8" style:family="paragraph" style:parent-style-name="Standard" style:list-style-name="L13"/>
    <style:style style:name="P9" style:family="paragraph" style:parent-style-name="Standard" style:list-style-name="L14"/>
    <style:style style:name="P10" style:family="paragraph" style:parent-style-name="Standard" style:list-style-name="L15"/>
    <style:style style:name="P11" style:family="paragraph" style:parent-style-name="Standard" style:list-style-name="L17"/>
    <style:style style:name="P12" style:family="paragraph" style:parent-style-name="Standard">
      <style:paragraph-properties fo:text-align="center" style:justify-single-word="false"/>
    </style:style>
    <style:style style:name="P13" style:family="paragraph" style:parent-style-name="Standard">
      <style:text-properties style:text-underline-style="solid" style:text-underline-width="auto" style:text-underline-color="font-color"/>
    </style:style>
    <style:style style:name="P14" style:family="paragraph" style:parent-style-name="Standard" style:list-style-name="L19"/>
    <style:style style:name="P15" style:family="paragraph" style:parent-style-name="Standard" style:list-style-name="L21"/>
    <style:style style:name="P16" style:family="paragraph" style:parent-style-name="Standard" style:list-style-name="L22"/>
    <style:style style:name="P17" style:family="paragraph" style:parent-style-name="Standard" style:list-style-name="L25"/>
    <style:style style:name="P18" style:family="paragraph" style:parent-style-name="Standard">
      <style:text-properties fo:color="#0000cc"/>
    </style:style>
    <style:style style:name="P19" style:family="paragraph" style:parent-style-name="Standard">
      <style:paragraph-properties fo:text-align="center" style:justify-single-word="false"/>
      <style:text-properties fo:color="#0000cc" fo:font-weight="bold" style:font-weight-asian="bold" style:font-weight-complex="bold"/>
    </style:style>
    <style:style style:name="P20" style:family="paragraph" style:parent-style-name="Standard">
      <style:text-properties fo:color="#0000cc" style:text-underline-style="solid" style:text-underline-width="auto" style:text-underline-color="font-color"/>
    </style:style>
    <style:style style:name="P21" style:family="paragraph" style:parent-style-name="Standard" style:list-style-name="L3">
      <style:text-properties fo:color="#0000cc"/>
    </style:style>
    <style:style style:name="P22" style:family="paragraph" style:parent-style-name="Standard" style:list-style-name="L4">
      <style:text-properties fo:color="#0000cc"/>
    </style:style>
    <style:style style:name="P23" style:family="paragraph" style:parent-style-name="Standard">
      <style:paragraph-properties fo:text-align="center" style:justify-single-word="false"/>
      <style:text-properties fo:color="#0000cc"/>
    </style:style>
    <style:style style:name="P24" style:family="paragraph" style:parent-style-name="Standard" style:list-style-name="L8">
      <style:text-properties fo:color="#0000cc"/>
    </style:style>
    <style:style style:name="P25" style:family="paragraph" style:parent-style-name="Standard" style:list-style-name="L9">
      <style:text-properties fo:color="#0000cc"/>
    </style:style>
    <style:style style:name="P26" style:family="paragraph" style:parent-style-name="Standard" style:list-style-name="L10">
      <style:text-properties fo:color="#0000cc"/>
    </style:style>
    <style:style style:name="P27" style:family="paragraph" style:parent-style-name="Standard" style:list-style-name="L12">
      <style:text-properties fo:color="#0000cc"/>
    </style:style>
    <style:style style:name="P28" style:family="paragraph" style:parent-style-name="Standard" style:list-style-name="L16">
      <style:text-properties fo:color="#0000cc"/>
    </style:style>
    <style:style style:name="P29" style:family="paragraph" style:parent-style-name="Standard" style:list-style-name="L20">
      <style:text-properties fo:color="#0000cc"/>
    </style:style>
    <style:style style:name="P30" style:family="paragraph" style:parent-style-name="Standard" style:list-style-name="L23">
      <style:text-properties fo:color="#0000cc"/>
    </style:style>
    <style:style style:name="P31" style:family="paragraph" style:parent-style-name="Standard" style:list-style-name="L24">
      <style:text-properties fo:color="#0000cc"/>
    </style:style>
    <style:style style:name="P32" style:family="paragraph" style:parent-style-name="Standard" style:list-style-name="L26">
      <style:text-properties fo:color="#0000cc"/>
    </style:style>
    <style:style style:name="T1" style:family="text">
      <style:text-properties style:font-name="ArialMT"/>
    </style:style>
    <style:style style:name="T2" style:family="text">
      <style:text-properties fo:color="#0000cc"/>
    </style:style>
    <style:style style:name="T3" style:family="text">
      <style:text-properties fo:color="#0000cc" style:font-name="ArialMT"/>
    </style:style>
    <style:style style:name="T4" style:family="text">
      <style:text-properties fo:color="#0000cc" fo:font-weight="bold" style:font-weight-asian="bold" style:font-weight-complex="bold"/>
    </style:style>
    <style:style style:name="T5" style:family="text">
      <style:text-properties fo:language="en" fo:country="none"/>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2"><text:span text:style-name="T6">HOME</text:span> </text:p>
      <text:p text:style-name="Standard">IMO DAL 1968 AL XXI° SECOLO La trasformazione di un'azienda, che sotto le lancette del suo storico prodotto - l'orologio - si e' modellata come i suoi gioielli, verso valori di qualità, efficienza e precisione portando con sè esperienza, competenza, affidabilità.<text:line-break/>Da Impresa Manifatturiera Orafa a Innovazione Modernità Ottimizzazione, i tre valori che IMO intende rappresentare, quale fornitore storico dei marchi più prestigiosi della gioielleria ed oreficeria a livello internazionale. </text:p>
      <text:p text:style-name="Standard">INNOVAZIONE L'innovazione distingue IMO nel suo settore. L'introduzione costante di nuove metodologie nei processi, risponde alle esigenze più complesse del cliente</text:p>
      <text:p text:style-name="Standard">MODERNITA' La tradizione produttiva IMO nelle moderne tecnologie e idee di design. Studio di design e prototipazione orientati alla modernità ed alle tendenze di mercato</text:p>
      <text:p text:style-name="Standard">OTTIMIZZAZIONE IMO offre ai propri clienti un miglior servizio attraverso l'ottimizzazione del processo produttivo, svolto completamente all'interno dell'azienda e attraverso strumenti di monitoraggio del flusso di lavoro</text:p>
      <text:p text:style-name="P19">HOME</text:p>
      <text:p text:style-name="P18">title: IMO - Jewelry Manufacturing since 1968 </text:p>
      <text:p text:style-name="P18">description:IMO srl - Vicenza is a historical supplier of fine international jewelry “made in Italy”. Besides its product division, IMO currently offers customers additional services such as rapid prototyping, design study, and <text:s/>product engineering. Know-how, capability, and flexibility of services are the additional key elements that make IMO a solid Italian partner for the most prestigious international jewelry brands. IMO offers continuity in every stage of the production process, completely guaranteeing the quality control throughout the entire process.</text:p>
      <text:p text:style-name="P18"/>
      <text:p text:style-name="P18">IMO from 1968 to 21st century Under the hands of its best seller - the watch - IMO has transformed and modeled itself like its jewels into values of quality, efficiency, and precision, along with experience, reliability, and proficiency.<text:line-break/>From I M O Jewelry manufacturing company to I Innovation M Modernity O Optimization, the current values of the Italian company, which is the historical supplier of the most important international jewelry brands. </text:p>
      <text:p text:style-name="P18">INNOVATION IMO is characterized in its industry for innovation. The constant introduction of different solutions in processes, meets the most complex requirements of the customer.</text:p>
      <text:p text:style-name="P18">MODERNITY The manufacturing tradition of IMO applied to technology and design's concepts. Study design and prototyping oriented to modernity and market trends</text:p>
      <text:p text:style-name="P18">OPTIMIZATION IMO offers its clients a good customer service through the optimization of the production process, carried out entirely within the company, by means of workflow monitoring</text:p>
      <text:p text:style-name="Standard"/>
      <text:p text:style-name="Standard"/>
      <text:p text:style-name="P2">AZIENDA</text:p>
      <text:p text:style-name="Standard">IMO – L'azienda IMO è riconosciuta come fornitore storico nel comparto orafo di alta qualità. Nata come produttrice di casse e bracciali per orologeria, grazie a diversi investimenti tecnologici, si è specializzata proponendosi oggi al mercato, come FORNITORE DI ALTA GIOIELLERIA A LIVELLO INTERNAZIONALE. Oltre alla divisione produttiva, IMO offre ai suoi clienti servizi di prototipazione rapida, studio di design ed ingegnerizzazione di prodotto. Esperienza, competenza, flessibilità nel servizio fanno di IMO un solido partner per i marchi più prestigiosi. </text:p>
      <text:p text:style-name="Standard">Offre continuità in tutte le fasi produttive garantendo lo svolgimento dell'intero processo di lavorazione al suo interno ed un controllo qualità completo. </text:p>
      <text:p text:style-name="Standard">Dal 2012 IMO possiede la certificazione TF - Traceability &amp; Fashion (certified code AGR0052A). </text:p>
      <text:p text:style-name="Standard">GIOIELLERIA Produzione di gioielli di alta gamma ornati da pietre preziose incastonate da orafi esperti </text:p>
      <text:p text:style-name="Standard"><text:soft-page-break/>OREFICERIA Realizzazione di oggetti in metallo prezioso oro, argento, platino ed altri materiali non preziosi</text:p>
      <text:p text:style-name="Standard">OROLOGERIA Creazione di casse e bracciali per orologi di stile classico e di design moderno in materiali innovativi</text:p>
      <text:p text:style-name="P19">ABOUT US</text:p>
      <text:p text:style-name="P18">title: IMO since 1968 – About us</text:p>
      <text:p text:style-name="P18">description:IMO srl - Vicenza is a historical supplier of fine international jewelry “made in Italy”.Besides its product division, IMO currently offers customers additional services such as rapid prototyping, design study, and <text:s/>product engineering. Know-how, capability, and flexibility of services are the additional key elements that make IMO a solid Italian partner for the most prestigious international jewelry brands. IMO offers continuity in every stage of the production process, completely guaranteeing the quality control throughout the entire process.</text:p>
      <text:p text:style-name="P18"/>
      <text:p text:style-name="P18">IMO is recognized as a historical supplier of fine jewelry. Founded originally as a producer of watch cases and bracelets, IMO has become a supplier of fine international jewelry “made in Italy” due to investments in innovation, technology, and specialized process development. </text:p>
      <text:p text:style-name="P18">Besides its product division, IMO currently offers customers additional services such as rapid prototyping, </text:p>
      <text:p text:style-name="P18">Besides its product division, IMO currently offers customers additional services such as rapid prototyping, design study, and product engineering. </text:p>
      <text:p text:style-name="P18">Know-how, capability, and flexibility of services are the additional key elements that make IMO a solid Italian partner for the most prestigious international jewelry brands. </text:p>
      <text:p text:style-name="P18">IMO offers continuity in every stage of the production process, completely guaranteeing the quality control throughout the entire process. Since 2012 IMO has the TF certification - Traceability &amp; Fashion (code AGR0052A). </text:p>
      <text:p text:style-name="P18">JEWELRY: Production of fine jewelry decorated with precious stones set by expert goldsmiths</text:p>
      <text:p text:style-name="P18">GOLDSMITHS: Realization of objects in precious metal such as gold, silver, platinum and other non precious materials</text:p>
      <text:p text:style-name="P18">WATCHES: creating cases and bracelets for watches classic style or in modern design with innovative materials</text:p>
      <text:p text:style-name="P2">STORIA - <text:span text:style-name="T2">HISTORY</text:span></text:p>
      <text:p text:style-name="P18">description: IMO srl - since 1968 to 21st century: born in 1968 in Vicenza, homeland of the Italian goldsmith district and renowned as the most important in Europe for making jewelry. Due to its acquired skills, IMO decided to approach the leaders of the international jewelry market, completing orders for their finished products in high-quality gold and silver. Innovation, Modernity, <text:s/>Optimization will be the keywords in IMO's future.</text:p>
      <text:p text:style-name="Standard">1968 Le origini - IMO nasce a Vicenza nel 1968, nel cuore del distretto orafo vicentino, considerato all'epoca il più importante in Europa, assieme a Pforzheim (Germania), per la produzione di oreficeria. Il fondatore Giuseppe, sfrutta la sua capacità commerciale estera e la conoscenza di quanto viene richiesto da quei mercati per fondare un'azienda di produzione orafa. Il mercato è per l'80% estero, concentrato in particolare sul Nord Europa e Stati Uniti. L'azienda decide in breve tempo di sfruttare le abilità manifatturiere e la crescente domanda, per concentrarsi su una nicchia di mercato qual era la produzione del bracciale per orologio a completamento del settore orologio in oro. Diventa, in tale modo, una delle maggiori aziende esportatrici di questo prodotto all'estero. <text:span text:style-name="T2">1968 - The origins. IMO was born in 1968 in Vicenza, homeland of the Italian goldsmith district and renowned as the most important in Europe for making jewelry along with Pforzheim, Germany. The founder, Giuseppe, used his awareness of foreign sales markets and skill in marketing to start a goldsmith production company. At that time, about 80% of IMO's production was for the foreign market, especially northern Europe and USA. The company soon decided to take advantage of both its manufacturing skills and the increasing demand to focus on a single market niche as a maker of </text:span><text:soft-page-break/><text:span text:style-name="T2">watch bracelets to complete this sector of gold watchmaking. Thus IMO became one of the leading exporters of this product abroad.</text:span><text:span text:style-name="T3"><text:line-break/></text:span>Anni ’70 L'officina meccanica - Lungimirante e desiderosa di miglioramento, IMO decide di estendere la propria capacità produttiva di soli bracciali, realizzando una propria linea di orologi completi di casse in oro. A tale scopo, crea al suo interno un'officina meccanica dotata di moderni macchinari quali elettroerosioni e centri di lavoro computerizzati. Questo consente all'azienda di autogestirsi nella realizzazione di stampi per la produzione e di poter rispondere nel modo migliore alle esigenze della clientela, sempre più crescente. </text:p>
      <text:p text:style-name="Standard"><text:span text:style-name="T2">'70s Mechanical workshop - Forward-looking and seeking to improve, IMO increased its production of watch bracelets by starting its own line of watches complete with gold cases. To do this, it created an internal mechanical workshop modernly-equipped with wire EDM and NC machines. This allowed IMO to manage itself and to be able to respond the increasing needs of its clients more easily.</text:span><text:line-break/>Anni ‘80 - '90 L'evoluzione - Inizia il percorso di investimento ed innovazione tecnologica che permetterà di far crescere l'azienda trasformandola da laboratorio orafo ad azienda produttrice di componenti meccanici di alta qualità. Permane la concentrazione sul mercato estero e la presenza alle migliori fiere di settore: Vicenza, Basilea, Hong Kong, Las Vegas. </text:p>
      <text:p text:style-name="P18">'80s - '90s The evolution - IMO began the investment and technology innovation process that would help to grow its business, thus transforming the company from “goldsmith laboratory” to “high-level mechanical components company”. Meanwhile, IMO continued to offer “Made in Italy” products to the foreign market and maintained its presence at the most important international jewelry fairs in Vicenza, Basel, Hong Kong, and Las Vegas. </text:p>
      <text:p text:style-name="Standard">2000 La crescita del prezzo dell'oro - Il settore affronta una crisi senza pari, causata dall'aumento vertiginoso del prezzo dell'oro. Il mercato degli orologi in oro private label – marchio di riferimento per l'azienda - si blocca improvvisamente a causa del costo elevato della materia prima. </text:p>
      <text:p text:style-name="P18">2000 Gold price growth - For the first time since 1987 the price of gold rose to 420 U.S. dollars/ounce ($ 13.503 /d) and 330 euro/ounce (10,6 €/g) due to the devaluation of the U.S. dollar. The industry faced a crisis as the market for private label gold watches suddenly stopped due to these high costs. </text:p>
      <text:p text:style-name="Standard">Il XXI° SECOLO Il passaggio generazionale - Dedita a superare le difficoltà del momento economico e della crisi di settore, l'azienda inizia un percorso di passaggio generazionale che vede coinvolti in prima linea i figli del Presidente e che consente all'azienda di pensare al futuro. IMO affronta una nuova strategia di differenziazione della produzione, sfruttando la competenza tecnologica acquisita ed applicandola alla gioielleria di alta gamma, non coinvolta nella crisi. </text:p>
      <text:p text:style-name="P18">21st century - The new generation The company begins a generational turnover continuing the family tradition, especially through the founder's sons, and remains oriented and driven by the desire to create new business solutions, despite the crisis. Faithful to its passed down knowledge and experience, IMO faces a new differentiation strategy applying it to the high quality jewelry market not involved in the crisis. </text:p>
      <text:p text:style-name="Standard">IL XXI° SECOLO continua: L'internazionalizzazione - Inizia una riconfigurazione totale dell'azienda, una ristrutturazione che comporta capacità e competenze maggiori rispetto al passato. Una sfida che l'intera azienda, dal management al capitale umano, ha saputo sostenere a testa alta, in un contesto settoriale che permane in difficoltà. Il mantenimento di un mercato prevalentemente estero, a livello finanziario, commerciale ed organizzativo, garantisce ad oggi più stabilità ed una programmazione orientata al medio-lungo termine. Forti delle capacità acquisite, IMO ha deciso di approcciare i leaders mondiali del settore, concretizzando ordini relativi alla realizzazione di loro prodotti finiti in oro ed argento di alta gamma. </text:p>
      <text:p text:style-name="Standard">Innovazione Modernità ed Ottimizzazione le parole chiave<text:span text:style-name="T1"> </text:span>nel futuro di IMO. La strategia aziendale è concentrata oggi sull'investimento in tecnologia, la differenziazione nei servizi, l'ottimizzazione dei processi ai fini di un miglioramento del “sistema azienda” . </text:p>
      <text:p text:style-name="P18"><text:soft-page-break/>21st century – New horizons for Italian jewelry manufacturing. More than ever before, the new corporate vision and restructuring requires skill and expertise. The entire company, from management to human capital, has been able to achieve new production goals, although the general sector remains in trouble economically. The current maintenance of a predominantly foreign market ensures financial stability, better trade relations, and the workflow management over the medium-long term. Due to its acquired skills, IMO decided to approach the leaders of the international jewelry market, completing orders for their finished products in high-quality gold and silver. Innovation Modernity Optimization will be the keywords in IMO's future. The company's strategy is now focused on investing in technology, diversifying services, and optimizing processes for the purpose of continuous improvement of the “company system.” </text:p>
      <text:p text:style-name="Standard"/>
      <text:p text:style-name="P2">ATTIVITA' - <text:span text:style-name="T2">ACTIVITIES</text:span></text:p>
      <text:p text:style-name="P2">STAMPA 3D – <text:span text:style-name="T2">3D PRINTING</text:span></text:p>
      <text:p text:style-name="P13">Progettazione 3D </text:p>
      <text:p text:style-name="Standard">Nel reparto di “progettazione 3D” IMO si occupa dello studio di design partendo da disegni eseguiti a mano o da specifiche richieste dei clienti e sfruttando successivamente i programmi di modellazione 3D per creare il modello tridimensionale usato per la produzione. </text:p>
      <text:p text:style-name="Standard">Per la modellazione si usano programmi Rhinoceros di Macneel (link) ed Evolve di Solidthinking (link) oltre ad una serie di plugin specifici per il settore che consentono di eseguire mappature di pavè per la gioielleria.</text:p>
      <text:p text:style-name="P20">3D Engineering</text:p>
      <text:p text:style-name="P18">The “3D Engineering” department of IMO deals with design study using 3D modeling programs. The print model in 3D can be created from a hand-drawing or <text:bookmark text:name="ouHighlight__21_31TO0_7"/>customer<text:bookmark text:name="noHighlight_0.4177368045971155"/> <text:bookmark text:name="ouHighlight__0_19TO9_29"/>specific requirements. </text:p>
      <text:p text:style-name="P18">The programs Rhinoceros by Mcneel and Evolve by Solidthinking are used for the processing. For specific jewelry plug-ins are used that allow the study of the positioning of pavé, with the creation of mappings for embedding. </text:p>
      <text:p text:style-name="P13">Protofusione</text:p>
      <text:p text:style-name="Standard">Nell'attività di protofusione gli oggetti disegnati a computer prendono forma tramite le stampanti 3D per poi essere fusi. Si utilizzano due tipologie di stampanti: una dedicata alla realizzazione dei modelli per successiva gommatura (Solidscape modello T66BT2) e l'altra ad elevata capacità produttiva, alta risoluzione dedicata alla stampa di oggetti con spessori minimi e fusi direttamente senza passare per lo stampo in gomma (3D System CPXMAX). </text:p>
      <text:p text:style-name="P18"><text:span text:style-name="T7">Protocasting</text:span> </text:p>
      <text:p text:style-name="P18">The “protocasting” department of IMO creates advanced prototypes starting from the 3D design and printing that are immediately ready for casting. </text:p>
      <text:p text:style-name="P18">Using two types of printers: one dedicated to the realization of models for subsequent gumming (Solidscape T66BT2 model) and the other, high-capacity, high resolution dedicated to the printing of objects with minimum thicknesses and fused directly without passing through the mold rubber (3D System CPXMAX).</text:p>
      <text:p text:style-name="Standard"/>
      <text:p text:style-name="P2">PROGETTAZIONE</text:p>
      <text:p text:style-name="Standard">IMO vanta <text:s/>al suo interno un ”ufficio progettazione” in grado di ingegnerizzare i prodotti per la successiva produzione. In questo ufficio si realizzano e studiano gli oggetti che presentano delle caratteristiche tecniche di elevata precisione come elementi di bracciali o casse d'orologio o che necessitano di elevate tolleranze di accoppiamento. La realizzazione dei prodotti può avvenire partendo da: </text:p>
      <text:list xml:id="list8528696224044034681" text:style-name="L1">
        <text:list-item>
          <text:p text:style-name="P3">disegno a mano</text:p>
        </text:list-item>
        <text:list-item>
          <text:p text:style-name="P3">disegno tecnico del cliente</text:p>
        </text:list-item>
        <text:list-item>
          <text:p text:style-name="P3">progettazione congiunta in collaborazione con il cliente </text:p>
        </text:list-item>
      </text:list>
      <text:p text:style-name="Standard">I programmi di progettazione utilizzati sono: </text:p>
      <text:list xml:id="list9162040495825242836" text:style-name="L2">
        <text:list-item>
          <text:p text:style-name="P4"><text:soft-page-break/>Unigraphics NX di Siemens(ink)- per la modellazione e progettazione solida ed elaborazione dei percorsi utensili per le macchine fino a 5 assi </text:p>
        </text:list-item>
        <text:list-item>
          <text:p text:style-name="P4">FeatureCAM di featurecam (link) - per l'elaborazione dei percorsi utensili per frese a 5 assi e torni con utensili motorizzati </text:p>
        </text:list-item>
      </text:list>
      <text:p text:style-name="Standard">La realizzazione del progetto comprende anche lo studio di ingegnerizzazione del prodotto e la scelta del miglior processo produttivo. In funzione del volume produttivo l'ufficio progettazione sceglie se produrre un oggetto in ripresa lavorando degli sbozzi ottenuti da stampi o partendo da semilavorati quali tubi o lame lavorati.</text:p>
      <text:p text:style-name="P19">ENGINEERING </text:p>
      <text:p text:style-name="P18">IMO has a completely internal "product design office" able to engineer items for subsequent production. In this office are produced and studied objects with the technical characteristics of high accuracy as elements of bracelets or watch cases or that require high coupling tolerances.</text:p>
      <text:p text:style-name="P18">The production can start from: </text:p>
      <text:list xml:id="list6048611536588050930" text:style-name="L3">
        <text:list-item>
          <text:p text:style-name="P21">hand-drawings, </text:p>
        </text:list-item>
        <text:list-item>
          <text:p text:style-name="P21">technical designs of the customer, </text:p>
        </text:list-item>
        <text:list-item>
          <text:p text:style-name="P21">joint design with the customer</text:p>
        </text:list-item>
      </text:list>
      <text:p text:style-name="P18">The design programs used are: </text:p>
      <text:list xml:id="list4267975625217480928" text:style-name="L4">
        <text:list-item>
          <text:p text:style-name="P22">Unigraphics NX by Siemens - for modeling, solid design and processing of CAM tool-paths for machines up to 5 axis </text:p>
        </text:list-item>
        <text:list-item>
          <text:p text:style-name="P22">FeatureCAM by Delcam for processing the tool-paths for 5-axis milling machines and lathes.<text:line-break/>The realization of the project also includes the study of product engineering and the choice of the best production process.<text:line-break/>According to the production volumes and due to its structure, IMO has the opportunity to choose whether to produce an object in recovery working with blanks obtained from molds, or semi-finished products such as pipes, or starting with blades manufactured with CNC machines. </text:p>
        </text:list-item>
      </text:list>
      <text:p text:style-name="P12"><text:s/><text:span text:style-name="T6">OFFICINA MECCANICA</text:span> </text:p>
      <text:p text:style-name="Standard">Grazie al suo reparto di "officina meccanica", IMO è in grado di produrre completamente all'interno le attrezzature necessarie alle esigenze produttive come: </text:p>
      <text:list xml:id="list4243502105452841516" text:style-name="L6">
        <text:list-item>
          <text:p text:style-name="P5">stampi per tranciatura, coniatura</text:p>
        </text:list-item>
        <text:list-item>
          <text:p text:style-name="P5">trance stampe per elevati volumi di produzione </text:p>
        </text:list-item>
        <text:list-item>
          <text:p text:style-name="P5">trafile</text:p>
        </text:list-item>
        <text:list-item>
          <text:p text:style-name="P5">pinze per applicazioni speciali </text:p>
        </text:list-item>
      </text:list>
      <text:p text:style-name="Standard">Il parco macchine dell'officina comprende: </text:p>
      <text:list xml:id="list1619074866926923289" text:style-name="L7">
        <text:list-item>
          <text:p text:style-name="P6">elettroerosione a filo</text:p>
        </text:list-item>
        <text:list-item>
          <text:p text:style-name="P6">elettroerosione a tuffo</text:p>
        </text:list-item>
        <text:list-item>
          <text:p text:style-name="P6">fresa CNC 3 assi di grosse dimensioni, </text:p>
        </text:list-item>
        <text:list-item>
          <text:p text:style-name="P6">rettifiche tangenziali e radiali </text:p>
        </text:list-item>
        <text:list-item>
          <text:p text:style-name="P6">macchine tradizionali (frese e torni manuali) per operazioni più semplici. </text:p>
        </text:list-item>
      </text:list>
      <text:p text:style-name="Standard">L'officina è utilizzata anche per lavorazioni di materiali non preziosi come acciaio AISI316L o titanio. </text:p>
      <text:p text:style-name="P23"><text:span text:style-name="T6">MECHANICAL WORKSHOP</text:span> </text:p>
      <text:p text:style-name="P18">The "mechanical workshop" of IMO is able to produce the necessary equipment for all types of requirements, such as: </text:p>
      <text:list xml:id="list2821704217197920515" text:style-name="L8">
        <text:list-item>
          <text:p text:style-name="P24">dies for cutting, coining</text:p>
        </text:list-item>
        <text:list-item>
          <text:p text:style-name="P24">group prints for high-volume production </text:p>
        </text:list-item>
        <text:list-item>
          <text:p text:style-name="P24">shapes/dies?</text:p>
        </text:list-item>
        <text:list-item>
          <text:p text:style-name="P24">calipers for special applications</text:p>
        </text:list-item>
      </text:list>
      <text:p text:style-name="P18"><text:soft-page-break/>There are also:</text:p>
      <text:list xml:id="list6923232693042299113" text:style-name="L9">
        <text:list-item>
          <text:p text:style-name="P25">EDM</text:p>
        </text:list-item>
        <text:list-item>
          <text:p text:style-name="P25">Wire-spark cutter (wire EDM) </text:p>
        </text:list-item>
        <text:list-item>
          <text:p text:style-name="P25">three-axis machining center</text:p>
        </text:list-item>
        <text:list-item>
          <text:p text:style-name="P25">tangential grinding and radial drills </text:p>
        </text:list-item>
        <text:list-item>
          <text:p text:style-name="P25">traditional machines (milling and lathes adjustments) </text:p>
        </text:list-item>
      </text:list>
      <text:p text:style-name="P18">The workshop is also used for applications in non-precious materials such as 316L stainless steel or titanium. </text:p>
      <text:p text:style-name="P12"><text:span text:style-name="T6">LAVORAZIONI CNC</text:span> </text:p>
      <text:p text:style-name="Standard">Il reparto di “lavorazioni CNC” rappresenta il reparto con più alto contenuto tecnologico di IMO. In esso si svolgono le lavorazioni degli oggetti che richiedono elevate precisioni di esecuzione. </text:p>
      <text:p text:style-name="Standard">Sono presenti: </text:p>
      <text:list xml:id="list5135037614045630350" text:style-name="L19">
        <text:list-item>
          <text:p text:style-name="P14">3 frese a controllo numerico a 5 assi </text:p>
        </text:list-item>
        <text:list-item>
          <text:p text:style-name="P14">1 tornio-fresa a controllo numerico a 5 assi con mandrino ad alta velocità</text:p>
        </text:list-item>
        <text:list-item>
          <text:p text:style-name="P14">3 torni bimandrino con utensili motorizzati </text:p>
        </text:list-item>
        <text:list-item>
          <text:p text:style-name="P14">1 fresa a controllo numerico a 3 assi </text:p>
        </text:list-item>
      </text:list>
      <text:p text:style-name="Standard">Oltre alle tradizionali lavorazioni di fresatura per le “casse di forma” e di tornitura per le “casse tonde”, grazie ai mandrini ad alta velocità vengono realizzate anche lavorazioni di preincastonatura e incisione tramite macchine per l'incisione degli oggetti al laser o per il taglio al laser di lame. </text:p>
      <text:p text:style-name="P19">CNC DEPARTMENT</text:p>
      <text:p text:style-name="P18">The CNC department contains the highest technological content of IMO. Here all the work that requires the greatest precision of execution is done. </text:p>
      <text:p text:style-name="P18">There are:</text:p>
      <text:list xml:id="list7575516231196385631" text:style-name="L10">
        <text:list-item>
          <text:p text:style-name="P26">3 CNC milling machines for 5 axis</text:p>
        </text:list-item>
        <text:list-item>
          <text:p text:style-name="P26"><text:bookmark text:name="result_box"/>1 mill-turn CNC 5-axis high-speed spindle</text:p>
        </text:list-item>
        <text:list-item>
          <text:p text:style-name="P26">3 twin spindle lathes with driven tools <text:s/></text:p>
        </text:list-item>
        <text:list-item>
          <text:p text:style-name="P26">1 CNC milling machine 3 axis </text:p>
        </text:list-item>
      </text:list>
      <text:p text:style-name="P18">In addition to conventional milling for "shaped cases" and turning for the “round case” watches, even processes of incision and pre-setting are done here due to high-speed spindles. </text:p>
      <text:p text:style-name="P18">There are also machines for making laser incisions of object or for laser cutting blades. </text:p>
      <text:p text:style-name="P12"><text:span text:style-name="T6">MICROFUSIONE</text:span> </text:p>
      <text:p text:style-name="Standard">IMO vanta al suo interno un "reparto di microfusione” in grado di produrre oreficeria e gioielleria di alta qualità. </text:p>
      <text:p text:style-name="Standard">La scelta di avere questo reparto allarga la possibilità di offerta al cliente, garantendo maggiore cura nella produzione dei modelli, controllo della qualità della fusione e riduzione dei tempi produttivi. </text:p>
      <text:p text:style-name="Standard">Tutto il processo produttivo si svolge rigorosamente <text:s/>all'interno: </text:p>
      <text:list xml:id="list1569521551836512793" text:style-name="L11">
        <text:list-item>
          <text:p text:style-name="P7">fusione del modello in cera o in resina realizzato dal reparto progettazione </text:p>
        </text:list-item>
        <text:list-item>
          <text:p text:style-name="P7">realizzazione degli stampi siliconici</text:p>
        </text:list-item>
        <text:list-item>
          <text:p text:style-name="P7">produzione delle cere mediante iniezione</text:p>
        </text:list-item>
        <text:list-item>
          <text:p text:style-name="P7">costruzione dell'alberino in cera </text:p>
        </text:list-item>
        <text:list-item>
          <text:p text:style-name="P7">realizzazione dei cilindri</text:p>
        </text:list-item>
        <text:list-item>
          <text:p text:style-name="P7">cottura dei cilindri</text:p>
        </text:list-item>
        <text:list-item>
          <text:p text:style-name="P7">getto del metallo fuso nei cilindri </text:p>
        </text:list-item>
        <text:list-item>
          <text:p text:style-name="P7">spiantonatura dei pezzi fusi </text:p>
        </text:list-item>
      </text:list>
      <text:p text:style-name="P23"><text:span text:style-name="T6">MICROCASTING</text:span> </text:p>
      <text:p text:style-name="P18">IMO has a “complete casting department” in-house to be able to produce high-quality gold and jewelry with reduced production times. This allows greater attention to the production of the models, both technical and creative flexibility, and the decrease of processing time. </text:p>
      <text:p text:style-name="P18">The complete process involves different phases: </text:p>
      <text:list xml:id="list1812092197809926325" text:style-name="L12">
        <text:list-item>
          <text:p text:style-name="P27"><text:soft-page-break/>the creation of a wax model or metal model coming from CNC machines or rapid prototyping </text:p>
        </text:list-item>
        <text:list-item>
          <text:p text:style-name="P27">the production of silicone molds</text:p>
        </text:list-item>
        <text:list-item>
          <text:p text:style-name="P27">wax production by injecting <text:s/></text:p>
        </text:list-item>
        <text:list-item>
          <text:p text:style-name="P27">the construction of the tree in wax</text:p>
        </text:list-item>
        <text:list-item>
          <text:p text:style-name="P27">the production of the cylinders</text:p>
        </text:list-item>
        <text:list-item>
          <text:p text:style-name="P27">firing of the cylinders and de-waxing</text:p>
        </text:list-item>
        <text:list-item>
          <text:p text:style-name="P27">casting of molten metal in the cylinders</text:p>
        </text:list-item>
        <text:list-item>
          <text:p text:style-name="P27">finishing of castings </text:p>
        </text:list-item>
      </text:list>
      <text:p text:style-name="Standard"/>
      <text:p text:style-name="P12"><text:span text:style-name="T6">FINITURA ED ASSEMBLAGGIO</text:span> </text:p>
      <text:p text:style-name="Standard">Le attività del reparto di "finitura ed assemblaggio" di IMO rappresentano la fase più importante e delicata dell'intero processo di lavorazione orafa.<text:line-break/>A questa fase, infatti, <text:s/>confluiscono tutti gli articoli semilavorati prodotti dagli altri reparti. </text:p>
      <text:p text:style-name="Standard">Personale altamente qualificato e con elevata manualità si occupa di: </text:p>
      <text:list xml:id="list1711614780349233066" text:style-name="L13">
        <text:list-item>
          <text:p text:style-name="P8">montaggio</text:p>
        </text:list-item>
        <text:list-item>
          <text:p text:style-name="P8">saldatura manuale, a laser, saldatura con paste saldanti a forno </text:p>
        </text:list-item>
        <text:list-item>
          <text:p text:style-name="P8">lucidatura</text:p>
        </text:list-item>
        <text:list-item>
          <text:p text:style-name="P8">controllo qualità eseguito attraverso:</text:p>
        </text:list-item>
      </text:list>
      <text:list xml:id="list4388066434572785175" text:style-name="L14">
        <text:list-item>
          <text:p text:style-name="P9">lenti di ingrandimento 10X per evidenziare microporosità superficiali </text:p>
        </text:list-item>
        <text:list-item>
          <text:p text:style-name="P9">ditali e panni antigraffio</text:p>
        </text:list-item>
        <text:list-item>
          <text:p text:style-name="P9">calibri Bergeon per anelli e schiave</text:p>
        </text:list-item>
        <text:list-item>
          <text:p text:style-name="P9">calibro a corsoio per controlli dimensionali</text:p>
        </text:list-item>
        <text:list-item>
          <text:p text:style-name="P9">strumentazione ad aria compressa per il controllo dell'incastonatura</text:p>
        </text:list-item>
      </text:list>
      <text:p text:style-name="Standard">Gli standard qualitativi da rispettare riguardano:</text:p>
      <text:list xml:id="list7092037570507475831" text:style-name="L15">
        <text:list-item>
          <text:p text:style-name="P10">forma</text:p>
        </text:list-item>
        <text:list-item>
          <text:p text:style-name="P10">pulitura e finitura, </text:p>
        </text:list-item>
        <text:list-item>
          <text:p text:style-name="P10">microporosità,</text:p>
        </text:list-item>
        <text:list-item>
          <text:p text:style-name="P10">imperfezioni superficiali</text:p>
        </text:list-item>
        <text:list-item>
          <text:p text:style-name="P10">eventuali snodi o accoppiamenti meccanici</text:p>
        </text:list-item>
        <text:list-item>
          <text:p text:style-name="P10">impermeabilità di orologi</text:p>
        </text:list-item>
      </text:list>
      <text:p text:style-name="P19">FINISHING</text:p>
      <text:p text:style-name="P18">The activities of the "finishing and assembly" department at IMO are the most important phases of the whole process of goldsmithing. </text:p>
      <text:p text:style-name="P18">This stage incorporates all of the items produced by the other departments. Highly- qualified staff with a high degree of skill are responsible for:</text:p>
      <text:list xml:id="list992244763786713727" text:style-name="L16">
        <text:list-item>
          <text:p text:style-name="P28">mounting</text:p>
        </text:list-item>
        <text:list-item>
          <text:p text:style-name="P28">manual welding, laser welding with solder oven </text:p>
        </text:list-item>
        <text:list-item>
          <text:p text:style-name="P28">polishing </text:p>
        </text:list-item>
        <text:list-item>
          <text:p text:style-name="P28">quality control performed by:</text:p>
          <text:list>
            <text:list-item>
              <text:p text:style-name="P28"><text:bookmark text:name="result_box1"/><text:span text:style-name="T5">10X magnifying glasses to highlight microporous surface</text:span></text:p>
            </text:list-item>
            <text:list-item>
              <text:p text:style-name="P28"><text:span text:style-name="T5">thimbles and cloths scratchproof</text:span></text:p>
            </text:list-item>
            <text:list-item>
              <text:p text:style-name="P28"><text:span text:style-name="T5">Bergeon gauges for rings and bangles</text:span></text:p>
            </text:list-item>
            <text:list-item>
              <text:p text:style-name="P28"><text:span text:style-name="T5">vernier caliper for dimensional checks</text:span></text:p>
            </text:list-item>
            <text:list-item>
              <text:p text:style-name="P28"><text:span text:style-name="T5">instrumentation compressed air for the control of the setting.</text:span></text:p>
            </text:list-item>
          </text:list>
        </text:list-item>
      </text:list>
      <text:p text:style-name="P18"><text:span text:style-name="T5">The quality standards to be respected are:</text:span></text:p>
      <text:list xml:id="list2033660807" text:continue-numbering="true" text:style-name="L16">
        <text:list-item>
          <text:p text:style-name="P28"><text:bookmark text:name="result_box2"/>shape</text:p>
        </text:list-item>
        <text:list-item>
          <text:p text:style-name="P28">cleaning and finishing</text:p>
        </text:list-item>
        <text:list-item>
          <text:p text:style-name="P28"><text:soft-page-break/>microporosity</text:p>
        </text:list-item>
        <text:list-item>
          <text:p text:style-name="P28">surface imperfections</text:p>
        </text:list-item>
        <text:list-item>
          <text:p text:style-name="P28">any joints or mechanical couplings</text:p>
        </text:list-item>
        <text:list-item>
          <text:p text:style-name="P28">waterproof watches</text:p>
        </text:list-item>
      </text:list>
      <text:list xml:id="list8415923466259942317" text:style-name="L17">
        <text:list-header>
          <text:p text:style-name="P11"><text:span text:style-name="T5"/></text:p>
        </text:list-header>
      </text:list>
      <text:p text:style-name="P2">BUSINESS </text:p>
      <text:p text:style-name="P2"/>
      <text:p text:style-name="P2">GIOIELLERIA </text:p>
      <text:p text:style-name="Standard">IMO è riconosciuta come produttore di gioielleria di alto livello. La manifattura di elevata qualità è garantita dall'unione di competenza artigianale made in Italy e spinta all'innovazione tecnologica e a nuovi processi di industrializzazione. </text:p>
      <text:p text:style-name="Standard">La produzione di gioielleria si differenzia dalla produzione di oreficeria per l'utilizzo di pietre preziose e/o semi-preziose, il cui valore supera quello dell'oro aumentando il prestigio del prodotto.<text:line-break/>Tra gli articoli di gioielleria IMO produce:</text:p>
      <text:list xml:id="list2176747518418501519" text:style-name="L18">
        <text:list-item>
          <text:p text:style-name="P1">bracciali rigidi o morbidi </text:p>
        </text:list-item>
        <text:list-item>
          <text:p text:style-name="P1">collane e pendenti </text:p>
        </text:list-item>
        <text:list-item>
          <text:p text:style-name="P1">anelli e solitari </text:p>
        </text:list-item>
        <text:list-item>
          <text:p text:style-name="P1">orecchini </text:p>
        </text:list-item>
        <text:list-item>
          <text:p text:style-name="P1">spille </text:p>
        </text:list-item>
      </text:list>
      <text:p text:style-name="Standard"><text:tab/><text:tab/><text:tab/><text:tab/><text:tab/><text:span text:style-name="T2"><text:tab/></text:span><text:span text:style-name="T4">JEWELRY</text:span></text:p>
      <text:section text:style-name="Sect1" text:name="gt-res-c">
        <text:section text:style-name="Sect1" text:name="gt-res-p">
          <text:section text:style-name="Sect1" text:name="gt-res-data">
            <text:section text:style-name="Sect1" text:name="gt-res-wrap">
              <text:section text:style-name="Sect1" text:name="gt-res-content">
                <text:p text:style-name="P18">IMO is known as a supplier of fine jewelry. The high quality manufacture is guaranteed by the merger of craftsmanship made in Italy and the drive for technological innovation and in processes of industrialization. </text:p>
              </text:section>
            </text:section>
          </text:section>
        </text:section>
      </text:section>
      <text:p text:style-name="P18">Jewelry production differs from the goldsmith's for the use of precious stones or semi-precious stones, the value of which exceeds that of gold by increasing the prestige of the product.</text:p>
      <text:p text:style-name="P18">Among the jewelry IMO produces:</text:p>
      <text:list xml:id="list6876841457062726494" text:style-name="L20">
        <text:list-item>
          <text:p text:style-name="P29">rigid bracelets or soft</text:p>
        </text:list-item>
        <text:list-item>
          <text:p text:style-name="P29">necklaces and pendants</text:p>
        </text:list-item>
        <text:list-item>
          <text:p text:style-name="P29">rings and solitaires</text:p>
        </text:list-item>
        <text:list-item>
          <text:p text:style-name="P29">earrings</text:p>
        </text:list-item>
        <text:list-item>
          <text:p text:style-name="P29">brooches</text:p>
        </text:list-item>
      </text:list>
      <text:p text:style-name="Standard"/>
      <text:p text:style-name="P12"><text:span text:style-name="T6">OROLOGERIA</text:span> </text:p>
      <text:p text:style-name="Standard">IMO nasce nel 1968 come produttrice ed esportatrice di casse e bracciali per orologio in particolare per i mercati del nord Europa e Stati Uniti.<text:line-break/>Vanta pertanto ad oggi, una consolidata esperienza nella produzione di design classici nonché nella produzione di articoli di design moderno e tecnologie wearable made in Italy. </text:p>
      <text:p text:style-name="Standard">Il campionario comprende una serie di casse per orologio di varie forme e dimensioni con movimenti di fabbricazione svizzera. Si tratta di casse:</text:p>
      <text:list xml:id="list8495211415200533274" text:style-name="L21">
        <text:list-item>
          <text:p text:style-name="P15">sciolte o assemblate, </text:p>
        </text:list-item>
        <text:list-item>
          <text:p text:style-name="P15">in oro o argento, <text:s/></text:p>
        </text:list-item>
        <text:list-item>
          <text:p text:style-name="P15">tonda, quadrata o di forma (tonneaux, ovale, rettangolari...)</text:p>
        </text:list-item>
        <text:list-item>
          <text:p text:style-name="P15">con cinturino in oro o per cinturino in pelle,</text:p>
        </text:list-item>
        <text:list-item>
          <text:p text:style-name="P15">per movimento meccanico o al quarzo,</text:p>
        </text:list-item>
        <text:list-item>
          <text:p text:style-name="P15">con lunetta incastonata (pietre, brillanti o di colore) o liscia </text:p>
        </text:list-item>
        <text:list-item>
          <text:p text:style-name="P15">con anse saldate o anse integrate ricavate dal <text:s/>massiccio. </text:p>
        </text:list-item>
        <text:list-item>
          <text:p text:style-name="P15">ultraleggere con un sistema brevettato che consente di ridurre lo spessore al minimo.</text:p>
        </text:list-item>
      </text:list>
      <text:p text:style-name="Standard">IMO produce inoltre ad eventuale integrazione delle casse o su precisa commessa, bracciali per orologio con le seguenti caratteristiche:</text:p>
      <text:list xml:id="list8096232335579685462" text:style-name="L22">
        <text:list-item>
          <text:p text:style-name="P16"><text:soft-page-break/>in oro o argento</text:p>
        </text:list-item>
        <text:list-item>
          <text:p text:style-name="P16">in canna vuota o massiccia</text:p>
        </text:list-item>
        <text:list-item>
          <text:p text:style-name="P16">in tessuto</text:p>
        </text:list-item>
      </text:list>
      <text:p text:style-name="P19">WATCHES</text:p>
      <text:p text:style-name="P18">The story of IMO started in 1968 with the production and export of cases and bracelets for watch in Northern Europe and the United States. Therefore, today IMO has extensive experience in the production of design classics as well as in the production of modern design and wearable technologies made in Italy. </text:p>
      <text:p text:style-name="P18">The collection includes a number of watch cases of various shapes and sizes with movements of Swiss manufacture. It's coffers:</text:p>
      <text:list xml:id="list1212942169294590862" text:style-name="L23">
        <text:list-item>
          <text:p text:style-name="P30">loose or assembled,</text:p>
        </text:list-item>
        <text:list-item>
          <text:p text:style-name="P30">gold or silver,</text:p>
        </text:list-item>
        <text:list-item>
          <text:p text:style-name="P30">round, square or shape (barrels, oval, rectangular ...)</text:p>
        </text:list-item>
        <text:list-item>
          <text:p text:style-name="P30">strap with gold or leather strap,</text:p>
        </text:list-item>
        <text:list-item>
          <text:p text:style-name="P30">for mechanical or quartz,</text:p>
        </text:list-item>
        <text:list-item>
          <text:p text:style-name="P30">with bezel set (stones, diamonds or color) or smooth</text:p>
        </text:list-item>
        <text:list-item>
          <text:p text:style-name="P30">with handles or lugs welded integrated machined from solid.</text:p>
        </text:list-item>
        <text:list-item>
          <text:p text:style-name="P30">ultralight with a patented system that allows you to reduce the thickness to a minimum.</text:p>
        </text:list-item>
      </text:list>
      <text:p text:style-name="P18">IMO also produces a possible integration of the boxes or precise job, bracelets for clock with the following characteristics:</text:p>
      <text:list xml:id="list8441310352270274025" text:style-name="L24">
        <text:list-item>
          <text:p text:style-name="P31">gold or silver</text:p>
        </text:list-item>
        <text:list-item>
          <text:p text:style-name="P31">in hollow tube or solid</text:p>
        </text:list-item>
        <text:list-item>
          <text:p text:style-name="P31">textile</text:p>
        </text:list-item>
      </text:list>
      <text:p text:style-name="P18"/>
      <text:p text:style-name="P12"><text:span text:style-name="T6">OREFICERIA</text:span> </text:p>
      <text:p text:style-name="Standard">Grazie alla comprovata esperienza nella creazione di articoli di alta gioielleria, IMO è in grado di produrre, per i marchi Moda internazionali, oreficeria di alta gamma, di elevato impatto estetico e complessità tecnico - produttiva anche in materiale non prezioso. Tra questi prodotti alcuni esempi:</text:p>
      <text:list xml:id="list1797612633337596481" text:style-name="L25">
        <text:list-item>
          <text:p text:style-name="P17">bracciali</text:p>
        </text:list-item>
        <text:list-item>
          <text:p text:style-name="P17">pendenti e ciondoli</text:p>
        </text:list-item>
        <text:list-item>
          <text:p text:style-name="P17">fedi tradizionali e fedine </text:p>
        </text:list-item>
        <text:list-item>
          <text:p text:style-name="P17">bracciali rigidi o morbidi</text:p>
        </text:list-item>
        <text:list-item>
          <text:p text:style-name="P17">orecchini</text:p>
        </text:list-item>
        <text:list-item>
          <text:p text:style-name="P17">spille</text:p>
        </text:list-item>
      </text:list>
      <text:p text:style-name="Standard"/>
      <text:p text:style-name="P19">GOLDSMITH'S ???</text:p>
      <text:p text:style-name="P18">Thanks to extensive experience in the creation of fine jewelry, IMO is able to produce for the international fashion's brands, <text:s/>high quality's goldsmithry in non precious materials visually appealing and with technical complexity.</text:p>
      <text:p text:style-name="P18">Between those products:</text:p>
      <text:list xml:id="list6379114798232679479" text:style-name="L26">
        <text:list-item>
          <text:p text:style-name="P32">bracelets</text:p>
        </text:list-item>
        <text:list-item>
          <text:p text:style-name="P32">pendants and charms</text:p>
        </text:list-item>
        <text:list-item>
          <text:p text:style-name="P32">traditional faiths and whiskers</text:p>
        </text:list-item>
        <text:list-item>
          <text:p text:style-name="P32">rigid bracelets or soft</text:p>
        </text:list-item>
        <text:list-item>
          <text:p text:style-name="P32">earrings</text:p>
        </text:list-item>
        <text:list-item>
          <text:p text:style-name="P32">brooches</text:p>
        </text:list-item>
      </text:list>
      <text:p text:style-name="P18"/>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ArialMT" svg:font-family="ArialMT"/>
    <style:font-face style:name="Liberation" svg:font-family="Liberation"/>
    <style:font-face style:name="OpenSymbol" svg:font-family="OpenSymbol"/>
    <style:font-face style:name="TimesNewRomanPSMT" svg:font-family="TimesNewRomanPSMT"/>
    <style:font-face style:name="Verdana" svg:font-family="Verdana"/>
    <style:font-face style:name="Arial" svg:font-family="Arial" style:font-family-generic="roman"/>
    <style:font-face style:name="Arial Unicode MS" svg:font-family="'Arial Unicode M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 style:family="paragraph" style:default-outline-level="">
      <style:paragraph-properties fo:text-align="start" style:justify-single-word="false" fo:orphans="2" fo:widows="2" style:writing-mode="lr-tb"/>
      <style:text-properties style:font-name="Liberation Serif" fo:font-size="12pt" style:font-name-asian="Tahoma" style:font-size-asian="12pt" style:font-name-complex="Liberation Sans1"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cm" fo:margin-right="0.199cm" fo:margin-top="0.101cm" fo:margin-bottom="0.101cm" fo:text-align="center" style:justify-single-word="false" fo:text-indent="0cm"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59_7e_LT_7e_Gliederung_20_1" style:display-name="master-page59~LT~Gliederung 1" style:family="paragraph" style:default-outline-level="">
      <style:paragraph-properties fo:margin-top="0cm" fo:margin-bottom="0.499cm" fo:text-align="start" style:justify-single-word="false" fo:orphans="2" fo:widows="2" style:writing-mode="lr-tb"/>
      <style:text-properties fo:color="#000000" style:text-outline="false" style:text-line-through-style="none" style:font-name="Arial Unicode MS" fo:font-size="31.5pt" fo:font-style="normal" fo:text-shadow="none" style:text-underline-style="none" fo:font-weight="normal" style:letter-kerning="true" style:font-name-asian="Tahoma" style:font-size-asian="31.5pt" style:font-style-asian="normal" style:font-weight-asian="normal" style:font-name-complex="Liberation Sans1" style:font-size-complex="12pt" style:text-emphasize="none"/>
    </style:style>
    <style:style style:name="master-page59_7e_LT_7e_Gliederung_20_2" style:display-name="master-page59~LT~Gliederung 2" style:family="paragraph" style:parent-style-name="master-page59_7e_LT_7e_Gliederung_20_1" style:default-outline-level="">
      <style:paragraph-properties fo:margin-top="0cm" fo:margin-bottom="0.4cm"/>
      <style:text-properties fo:color="#000000" style:text-outline="false" style:text-line-through-style="none" style:font-name="Arial Unicode MS" fo:font-size="28pt" fo:font-style="normal" fo:text-shadow="none" style:text-underline-style="none" fo:font-weight="normal" style:letter-kerning="true" style:font-size-asian="28pt" style:font-style-asian="normal" style:font-weight-asian="normal" style:text-emphasize="none"/>
    </style:style>
    <style:style style:name="master-page59_7e_LT_7e_Gliederung_20_3" style:display-name="master-page59~LT~Gliederung 3" style:family="paragraph" style:parent-style-name="master-page59_7e_LT_7e_Gliederung_20_2" style:default-outline-level="">
      <style:paragraph-properties fo:margin-top="0cm" fo:margin-bottom="0.3cm"/>
      <style:text-properties fo:color="#000000" style:text-outline="false" style:text-line-through-style="none" style:font-name="Arial Unicode MS" fo:font-size="24pt" fo:font-style="normal" fo:text-shadow="none" style:text-underline-style="none" fo:font-weight="normal" style:letter-kerning="true" style:font-size-asian="24pt" style:font-style-asian="normal" style:font-weight-asian="normal" style:text-emphasize="none"/>
    </style:style>
    <style:style style:name="master-page59_7e_LT_7e_Gliederung_20_4" style:display-name="master-page59~LT~Gliederung 4" style:family="paragraph" style:parent-style-name="master-page59_7e_LT_7e_Gliederung_20_3" style:default-outline-level="">
      <style:paragraph-properties fo:margin-top="0cm" fo:margin-bottom="0.199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5" style:display-name="master-page59~LT~Gliederung 5" style:family="paragraph" style:parent-style-name="master-page59_7e_LT_7e_Gliederung_20_4"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6" style:display-name="master-page59~LT~Gliederung 6" style:family="paragraph" style:parent-style-name="master-page59_7e_LT_7e_Gliederung_20_5"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7" style:display-name="master-page59~LT~Gliederung 7" style:family="paragraph" style:parent-style-name="master-page59_7e_LT_7e_Gliederung_20_6"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8" style:display-name="master-page59~LT~Gliederung 8" style:family="paragraph" style:parent-style-name="master-page59_7e_LT_7e_Gliederung_20_7"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9" style:display-name="master-page59~LT~Gliederung 9" style:family="paragraph" style:parent-style-name="master-page59_7e_LT_7e_Gliederung_20_8"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59_7e_LT_7e_Titel" style:display-name="master-page59~LT~Titel" style:family="paragraph" style:default-outline-level="">
      <style:paragraph-properties fo:text-align="center" style:justify-single-word="false" fo:orphans="2" fo:widows="2" style:writing-mode="lr-tb"/>
      <style:text-properties fo:color="#000000" style:text-outline="false" style:text-line-through-style="none" style:font-name="Arial Unicode MS" fo:font-size="44pt" fo:font-style="normal" fo:text-shadow="none" style:text-underline-style="none" fo:font-weight="normal" style:letter-kerning="true" style:font-name-asian="Tahoma" style:font-size-asian="44pt" style:font-style-asian="normal" style:font-weight-asian="normal" style:font-name-complex="Liberation Sans1" style:font-size-complex="12pt" style:text-emphasize="none"/>
    </style:style>
    <style:style style:name="master-page59_7e_LT_7e_Untertitel" style:display-name="master-page59~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font-name="Arial Unicode MS" fo:font-size="32pt" fo:font-style="normal" fo:text-shadow="none" style:text-underline-style="none" fo:font-weight="normal" style:letter-kerning="true" style:font-name-asian="Tahoma" style:font-size-asian="32pt" style:font-style-asian="normal" style:font-weight-asian="normal" style:font-name-complex="Liberation Sans1" style:font-size-complex="12pt" style:text-emphasize="none"/>
    </style:style>
    <style:style style:name="master-page59_7e_LT_7e_Notizen" style:display-name="master-page59~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font-name="Arial Unicode MS" fo:font-size="20pt" fo:font-style="normal" fo:text-shadow="none" style:text-underline-style="none" fo:font-weight="normal" style:letter-kerning="true" style:font-name-asian="Tahoma" style:font-size-asian="20pt" style:font-style-asian="normal" style:font-weight-asian="normal" style:font-name-complex="Liberation Sans1" style:font-size-complex="12pt" style:text-emphasize="none"/>
    </style:style>
    <style:style style:name="master-page59_7e_LT_7e_Hintergrundobjekte" style:display-name="master-page59~LT~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Tahoma" style:font-size-asian="12pt" style:font-name-complex="Liberation Sans1" style:font-size-complex="12pt"/>
    </style:style>
    <style:style style:name="master-page59_7e_LT_7e_Hintergrund" style:display-name="master-page59~LT~Hintergrund" style:family="paragraph" style:default-outline-level="">
      <style:paragraph-properties fo:text-align="start" style:justify-single-word="false" fo:orphans="2" fo:widows="2" style:writing-mode="lr-tb"/>
      <style:text-properties style:font-name="Liberation Serif" fo:font-size="12pt" style:letter-kerning="true" style:font-name-asian="Tahoma" style:font-size-asian="12pt" style:font-name-complex="Liberation Sans1" style:font-size-complex="12pt"/>
    </style:style>
    <style:style style:name="default" style:family="paragraph" style:default-outline-level="">
      <style:paragraph-properties fo:margin-left="0cm" fo:margin-right="0cm" fo:margin-top="0cm" fo:margin-bottom="0cm" fo:text-align="start" style:justify-single-word="false" fo:orphans="2" fo:widows="2" fo:text-indent="0cm" style:auto-text-indent="false" style:writing-mode="lr-tb"/>
      <style:text-properties fo:color="#000000" style:font-name="Arial Unicode MS" fo:font-size="18pt" style:letter-kerning="true" style:font-name-asian="Tahoma" style:font-size-asian="18pt" style:font-name-complex="Liberation Sans1" style:font-size-complex="12pt"/>
    </style:style>
    <style:style style:name="gray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gray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gray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bw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bw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bw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orange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orange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orange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turquoise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turquoise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turquoise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blue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blue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blue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sun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sun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sun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earth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earth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earth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green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green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green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seetang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seetang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seetang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lightblue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lightblue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lightblue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yellow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yellow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yellow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size="12pt" style:letter-kerning="true" style:font-name-asian="Tahoma" style:font-size-asian="12pt" style:font-name-complex="Liberation Sans1"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size="12pt" style:letter-kerning="true" style:font-name-asian="Tahoma" style:font-size-asian="12pt" style:font-name-complex="Liberation Sans1"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font-name="Arial Unicode MS" fo:font-size="20pt" fo:font-style="normal" fo:text-shadow="none" style:text-underline-style="none" fo:font-weight="normal" style:letter-kerning="true" style:font-name-asian="Tahoma" style:font-size-asian="20pt" style:font-style-asian="normal" style:font-weight-asian="normal" style:font-name-complex="Liberation Sans1" style:font-size-complex="12pt" style:text-emphasize="none"/>
    </style:style>
    <style:style style:name="Outline_20_1" style:display-name="Outline 1" style:family="paragraph" style:default-outline-level="">
      <style:paragraph-properties fo:margin-top="0cm" fo:margin-bottom="0.499cm" fo:text-align="start" style:justify-single-word="false" fo:orphans="2" fo:widows="2" style:writing-mode="lr-tb"/>
      <style:text-properties fo:color="#000000" style:text-outline="false" style:text-line-through-style="none" style:font-name="Arial Unicode MS" fo:font-size="31.5pt" fo:font-style="normal" fo:text-shadow="none" style:text-underline-style="none" fo:font-weight="normal" style:letter-kerning="true" style:font-name-asian="Tahoma" style:font-size-asian="31.5pt" style:font-style-asian="normal" style:font-weight-asian="normal" style:font-name-complex="Liberation Sans1" style:font-size-complex="12pt" style:text-emphasize="none"/>
    </style:style>
    <style:style style:name="Outline_20_2" style:display-name="Outline 2" style:family="paragraph" style:parent-style-name="Outline_20_1" style:default-outline-level="">
      <style:paragraph-properties fo:margin-top="0cm" fo:margin-bottom="0.4cm"/>
      <style:text-properties fo:color="#000000" style:text-outline="false" style:text-line-through-style="none" style:font-name="Arial Unicode M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text-properties fo:color="#000000" style:text-outline="false" style:text-line-through-style="none" style:font-name="Arial Unicode M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1" style:display-name="master-page32~LT~Gliederung 1" style:family="paragraph" style:default-outline-level="">
      <style:paragraph-properties fo:margin-top="0cm" fo:margin-bottom="0.499cm" fo:text-align="start" style:justify-single-word="false" fo:orphans="2" fo:widows="2" style:writing-mode="lr-tb"/>
      <style:text-properties fo:color="#000000" style:text-outline="false" style:text-line-through-style="none" style:font-name="Arial Unicode MS" fo:font-size="31.5pt" fo:font-style="normal" fo:text-shadow="none" style:text-underline-style="none" fo:font-weight="normal" style:letter-kerning="true" style:font-name-asian="Tahoma" style:font-size-asian="31.5pt" style:font-style-asian="normal" style:font-weight-asian="normal" style:font-name-complex="Liberation Sans1" style:font-size-complex="12pt" style:text-emphasize="none"/>
    </style:style>
    <style:style style:name="master-page32_7e_LT_7e_Gliederung_20_2" style:display-name="master-page32~LT~Gliederung 2" style:family="paragraph" style:parent-style-name="master-page32_7e_LT_7e_Gliederung_20_1" style:default-outline-level="">
      <style:paragraph-properties fo:margin-top="0cm" fo:margin-bottom="0.4cm"/>
      <style:text-properties fo:color="#000000" style:text-outline="false" style:text-line-through-style="none" style:font-name="Arial Unicode MS" fo:font-size="28pt" fo:font-style="normal" fo:text-shadow="none" style:text-underline-style="none" fo:font-weight="normal" style:letter-kerning="true" style:font-size-asian="28pt" style:font-style-asian="normal" style:font-weight-asian="normal" style:text-emphasize="none"/>
    </style:style>
    <style:style style:name="master-page32_7e_LT_7e_Gliederung_20_3" style:display-name="master-page32~LT~Gliederung 3" style:family="paragraph" style:parent-style-name="master-page32_7e_LT_7e_Gliederung_20_2" style:default-outline-level="">
      <style:paragraph-properties fo:margin-top="0cm" fo:margin-bottom="0.3cm"/>
      <style:text-properties fo:color="#000000" style:text-outline="false" style:text-line-through-style="none" style:font-name="Arial Unicode MS" fo:font-size="24pt" fo:font-style="normal" fo:text-shadow="none" style:text-underline-style="none" fo:font-weight="normal" style:letter-kerning="true" style:font-size-asian="24pt" style:font-style-asian="normal" style:font-weight-asian="normal" style:text-emphasize="none"/>
    </style:style>
    <style:style style:name="master-page32_7e_LT_7e_Gliederung_20_4" style:display-name="master-page32~LT~Gliederung 4" style:family="paragraph" style:parent-style-name="master-page32_7e_LT_7e_Gliederung_20_3" style:default-outline-level="">
      <style:paragraph-properties fo:margin-top="0cm" fo:margin-bottom="0.199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5" style:display-name="master-page32~LT~Gliederung 5" style:family="paragraph" style:parent-style-name="master-page32_7e_LT_7e_Gliederung_20_4"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6" style:display-name="master-page32~LT~Gliederung 6" style:family="paragraph" style:parent-style-name="master-page32_7e_LT_7e_Gliederung_20_5"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7" style:display-name="master-page32~LT~Gliederung 7" style:family="paragraph" style:parent-style-name="master-page32_7e_LT_7e_Gliederung_20_6"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8" style:display-name="master-page32~LT~Gliederung 8" style:family="paragraph" style:parent-style-name="master-page32_7e_LT_7e_Gliederung_20_7"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9" style:display-name="master-page32~LT~Gliederung 9" style:family="paragraph" style:parent-style-name="master-page32_7e_LT_7e_Gliederung_20_8"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2_7e_LT_7e_Titel" style:display-name="master-page32~LT~Titel" style:family="paragraph" style:default-outline-level="">
      <style:paragraph-properties fo:text-align="center" style:justify-single-word="false" fo:orphans="2" fo:widows="2" style:writing-mode="lr-tb"/>
      <style:text-properties fo:color="#000000" style:text-outline="false" style:text-line-through-style="none" style:font-name="Arial Unicode MS" fo:font-size="44pt" fo:font-style="normal" fo:text-shadow="none" style:text-underline-style="none" fo:font-weight="normal" style:letter-kerning="true" style:font-name-asian="Tahoma" style:font-size-asian="44pt" style:font-style-asian="normal" style:font-weight-asian="normal" style:font-name-complex="Liberation Sans1" style:font-size-complex="12pt" style:text-emphasize="none"/>
    </style:style>
    <style:style style:name="master-page32_7e_LT_7e_Untertitel" style:display-name="master-page32~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font-name="Arial Unicode MS" fo:font-size="32pt" fo:font-style="normal" fo:text-shadow="none" style:text-underline-style="none" fo:font-weight="normal" style:letter-kerning="true" style:font-name-asian="Tahoma" style:font-size-asian="32pt" style:font-style-asian="normal" style:font-weight-asian="normal" style:font-name-complex="Liberation Sans1" style:font-size-complex="12pt" style:text-emphasize="none"/>
    </style:style>
    <style:style style:name="master-page32_7e_LT_7e_Notizen" style:display-name="master-page3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font-name="Arial Unicode MS" fo:font-size="20pt" fo:font-style="normal" fo:text-shadow="none" style:text-underline-style="none" fo:font-weight="normal" style:letter-kerning="true" style:font-name-asian="Tahoma" style:font-size-asian="20pt" style:font-style-asian="normal" style:font-weight-asian="normal" style:font-name-complex="Liberation Sans1" style:font-size-complex="12pt" style:text-emphasize="none"/>
    </style:style>
    <style:style style:name="master-page32_7e_LT_7e_Hintergrundobjekte" style:display-name="master-page32~LT~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Tahoma" style:font-size-asian="12pt" style:font-name-complex="Liberation Sans1" style:font-size-complex="12pt"/>
    </style:style>
    <style:style style:name="master-page32_7e_LT_7e_Hintergrund" style:display-name="master-page32~LT~Hintergrund" style:family="paragraph" style:default-outline-level="">
      <style:paragraph-properties fo:text-align="start" style:justify-single-word="false" fo:orphans="2" fo:widows="2" style:writing-mode="lr-tb"/>
      <style:text-properties style:font-name="Liberation Serif" fo:font-size="12pt" style:letter-kerning="true" style:font-name-asian="Tahoma" style:font-size-asian="12pt" style:font-name-complex="Liberation Sans1" style:font-size-complex="12pt"/>
    </style:style>
    <style:style style:name="master-page3_7e_LT_7e_Gliederung_20_1" style:display-name="master-page3~LT~Gliederung 1" style:family="paragraph" style:default-outline-level="">
      <style:paragraph-properties fo:margin-top="0cm" fo:margin-bottom="0.499cm" fo:text-align="start" style:justify-single-word="false" fo:orphans="2" fo:widows="2" style:writing-mode="lr-tb"/>
      <style:text-properties fo:color="#000000" style:text-outline="false" style:text-line-through-style="none" style:font-name="Arial Unicode MS" fo:font-size="31.5pt" fo:font-style="normal" fo:text-shadow="none" style:text-underline-style="none" fo:font-weight="normal" style:letter-kerning="true" style:font-name-asian="Tahoma" style:font-size-asian="31.5pt" style:font-style-asian="normal" style:font-weight-asian="normal" style:font-name-complex="Liberation Sans1"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text-properties fo:color="#000000" style:text-outline="false" style:text-line-through-style="none" style:font-name="Arial Unicode MS"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text-properties fo:color="#000000" style:text-outline="false" style:text-line-through-style="none" style:font-name="Arial Unicode MS"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font-name="Arial Unicode MS" fo:font-size="44pt" fo:font-style="normal" fo:text-shadow="none" style:text-underline-style="none" fo:font-weight="normal" style:letter-kerning="true" style:font-name-asian="Tahoma" style:font-size-asian="44pt" style:font-style-asian="normal" style:font-weight-asian="normal" style:font-name-complex="Liberation Sans1" style:font-size-complex="12pt" style:text-emphasize="none"/>
    </style:style>
    <style:style style:name="master-page3_7e_LT_7e_Untertitel" style:display-name="master-page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font-name="Arial Unicode MS" fo:font-size="32pt" fo:font-style="normal" fo:text-shadow="none" style:text-underline-style="none" fo:font-weight="normal" style:letter-kerning="true" style:font-name-asian="Tahoma" style:font-size-asian="32pt" style:font-style-asian="normal" style:font-weight-asian="normal" style:font-name-complex="Liberation Sans1"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font-name="Arial Unicode MS" fo:font-size="20pt" fo:font-style="normal" fo:text-shadow="none" style:text-underline-style="none" fo:font-weight="normal" style:letter-kerning="true" style:font-name-asian="Tahoma" style:font-size-asian="20pt" style:font-style-asian="normal" style:font-weight-asian="normal" style:font-name-complex="Liberation Sans1"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Tahoma" style:font-size-asian="12pt" style:font-name-complex="Liberation Sans1"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size="12pt" style:letter-kerning="true" style:font-name-asian="Tahoma" style:font-size-asian="12pt" style:font-name-complex="Liberation Sans1" style:font-size-complex="12pt"/>
    </style:style>
    <style:style style:name="Heading_20_3" style:display-name="Heading 3"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13T10:09:05.870579000</meta:creation-date>
    <dc:date>2015-04-21T18:02:09</dc:date>
    <meta:editing-duration>P3DT13H47M4S</meta:editing-duration>
    <meta:editing-cycles>324</meta:editing-cycles>
    <meta:generator>OpenOffice/4.1.1$Unix OpenOffice.org_project/411m6$Build-9775</meta:generator>
    <meta:document-statistic meta:table-count="0" meta:image-count="0" meta:object-count="0" meta:page-count="10" meta:paragraph-count="243" meta:word-count="3998" meta:character-count="26379"/>
  </office:meta>
</office:document-meta>
</file>